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15000000B6760533E38BFB22A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fill="none" draw:fill-color="#9f9e5f" draw:opacity="100%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9f9e5f" draw:opacity="100%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4.815cm" svg:height="2.782cm" draw:transform="rotate (0.348716784548467) translate (7.324cm 12.725cm)">
          <draw:image xlink:href="Pictures/1000000000000115000000B6760533E38BFB22A0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8-14T14:11:44.799047745</dc:date>
    <meta:editing-duration>PT5M</meta:editing-duration>
    <meta:editing-cycles>1</meta:editing-cycles>
    <meta:document-statistic meta:object-count="1"/>
    <meta:generator>LibreOffice/5.3.1.2$Linux_X86_64 LibreOffice_project/30m0$Build-2</meta:generator>
  </office:meta>
</office:document-meta>
</file>